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OpenSymbol" svg:font-family="OpenSymbol"/>
    <style:font-face style:name="OpenSymbol1" svg:font-family="OpenSymbol" style:font-charset="x-symbol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0eb39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1776591" text:style-name="L1">
        <text:list-header>
          <text:p text:style-name="P1">A list item <text:span text:style-name="T1">(list-header)</text:span></text:p>
        </text:list-header>
        <text:list-item>
          <text:p text:style-name="P1">A second</text:p>
        </text:list-item>
        <text:list-item>
          <text:p text:style-name="P1">A third</text:p>
          <text:list>
            <text:list-header>
              <text:p text:style-name="P1">New level! <text:span text:style-name="T1">(list-header)</text:span></text:p>
              <text:list>
                <text:list-header>
                  <text:p text:style-name="P1">And another! <text:span text:style-name="T1">(list-header)</text:span></text:p>
                </text:list-header>
                <text:list-item>
                  <text:p text:style-name="P1">It's great up here!</text:p>
                </text:list-item>
              </text:list>
            </text:list-header>
            <text:list-item>
              <text:p text:style-name="P1">Oh noes</text:p>
            </text:list-item>
            <text:list-item>
              <text:p text:style-name="P1">We fell!</text:p>
            </text:list-item>
          </text:list>
        </text:list-item>
        <text:list-item>
          <text:p text:style-name="P1">Maybe someone</text:p>
        </text:list-item>
        <text:list-item>
          <text:p text:style-name="P1">Pushed us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Linnemann</meta:initial-creator>
    <meta:creation-date>2015-03-01T17:26:12.31</meta:creation-date>
    <dc:date>2022-01-02T11:19:33.915707862</dc:date>
    <meta:editing-duration>PT10M43S</meta:editing-duration>
    <meta:editing-cycles>3</meta:editing-cycles>
    <meta:generator>LibreOffice/7.2.4.1$Linux_X86_64 LibreOffice_project/20$Build-1</meta:generator>
    <meta:document-statistic meta:table-count="0" meta:image-count="0" meta:object-count="0" meta:page-count="1" meta:paragraph-count="10" meta:word-count="36" meta:character-count="157" meta:non-whitespace-character-count="141"/>
  </office:meta>
</office:document-meta>
</file>